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B000000DB47A26D6DC3CD35D66.png" manifest:media-type="image/png"/>
  <manifest:file-entry manifest:full-path="Pictures/10000000000009B000000DB49A3A13E0BF53CFA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rlito1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Text_20_body">
      <style:text-properties officeooo:paragraph-rsid="011e69dd"/>
    </style:style>
    <style:style style:name="P4" style:family="paragraph" style:parent-style-name="Text_20_body">
      <style:text-properties officeooo:paragraph-rsid="0124ef66"/>
    </style:style>
    <style:style style:name="P5" style:family="paragraph" style:parent-style-name="Text_20_body">
      <style:text-properties officeooo:paragraph-rsid="012a1295"/>
    </style:style>
    <style:style style:name="P6" style:family="paragraph" style:parent-style-name="Text_20_body">
      <style:text-properties officeooo:paragraph-rsid="012a6d45"/>
    </style:style>
    <style:style style:name="P7" style:family="paragraph" style:parent-style-name="Text_20_body">
      <style:text-properties officeooo:paragraph-rsid="013523ed"/>
    </style:style>
    <style:style style:name="P8" style:family="paragraph" style:parent-style-name="Text_20_body">
      <style:text-properties officeooo:paragraph-rsid="01378a32"/>
    </style:style>
    <style:style style:name="P9" style:family="paragraph" style:parent-style-name="Text_20_body">
      <style:text-properties officeooo:paragraph-rsid="013de51b"/>
    </style:style>
    <style:style style:name="P10" style:family="paragraph" style:parent-style-name="Text_20_body">
      <style:text-properties officeooo:paragraph-rsid="013e6015"/>
    </style:style>
    <style:style style:name="P11" style:family="paragraph" style:parent-style-name="Text_20_body">
      <style:text-properties officeooo:paragraph-rsid="0168dafa"/>
    </style:style>
    <style:style style:name="P12" style:family="paragraph" style:parent-style-name="Text_20_body">
      <style:text-properties officeooo:rsid="0162f478" officeooo:paragraph-rsid="013e6015"/>
    </style:style>
    <style:style style:name="P13" style:family="paragraph" style:parent-style-name="Text_20_body">
      <style:text-properties officeooo:paragraph-rsid="01be62d3"/>
    </style:style>
    <style:style style:name="P14" style:family="paragraph" style:parent-style-name="Frame_20_contents">
      <style:text-properties officeooo:rsid="00dde080" officeooo:paragraph-rsid="00dde080"/>
    </style:style>
    <style:style style:name="P15" style:family="paragraph" style:parent-style-name="Frame_20_contents">
      <style:text-properties officeooo:rsid="00ea314c" officeooo:paragraph-rsid="00ea314c"/>
    </style:style>
    <style:style style:name="P16" style:family="paragraph" style:parent-style-name="Frame_20_contents">
      <style:text-properties officeooo:rsid="00ea1347" officeooo:paragraph-rsid="00ea1347"/>
    </style:style>
    <style:style style:name="P17" style:family="paragraph" style:parent-style-name="Frame_20_contents">
      <style:paragraph-properties fo:text-align="center" style:justify-single-word="false"/>
      <style:text-properties officeooo:rsid="00f50411" officeooo:paragraph-rsid="00f50411"/>
    </style:style>
    <style:style style:name="P18" style:family="paragraph" style:parent-style-name="Frame_20_contents">
      <style:paragraph-properties fo:text-align="center" style:justify-single-word="false"/>
      <style:text-properties officeooo:rsid="00f50411" officeooo:paragraph-rsid="00f6025f"/>
    </style:style>
    <style:style style:name="P19" style:family="paragraph" style:parent-style-name="Frame_20_contents">
      <style:paragraph-properties fo:text-align="center" style:justify-single-word="false"/>
      <style:text-properties officeooo:rsid="00f6025f" officeooo:paragraph-rsid="00f6025f"/>
    </style:style>
    <style:style style:name="P20" style:family="paragraph" style:parent-style-name="Frame_20_contents">
      <style:paragraph-properties fo:text-align="center" style:justify-single-word="false"/>
      <style:text-properties officeooo:rsid="01030f2d" officeooo:paragraph-rsid="00f6025f"/>
    </style:style>
    <style:style style:name="P21" style:family="paragraph" style:parent-style-name="Frame_20_contents">
      <style:paragraph-properties fo:text-align="center" style:justify-single-word="false"/>
      <style:text-properties officeooo:rsid="01af8188" officeooo:paragraph-rsid="01af8188"/>
    </style:style>
    <style:style style:name="P22" style:family="paragraph" style:parent-style-name="Text_20_body_20_indent">
      <style:paragraph-properties fo:margin-left="3.81cm" fo:margin-right="0cm" fo:text-indent="0cm" style:auto-text-indent="false"/>
      <style:text-properties officeooo:rsid="00e7e66a" officeooo:paragraph-rsid="011e69dd"/>
    </style:style>
    <style:style style:name="P23" style:family="paragraph" style:parent-style-name="Text_20_body_20_indent">
      <style:paragraph-properties fo:margin-left="3.81cm" fo:margin-right="0cm" fo:text-indent="0cm" style:auto-text-indent="false"/>
      <style:text-properties officeooo:rsid="00e93a06" officeooo:paragraph-rsid="0124ef66"/>
    </style:style>
    <style:style style:name="P24" style:family="paragraph" style:parent-style-name="Text_20_body_20_indent">
      <style:paragraph-properties fo:margin-left="3.81cm" fo:margin-right="0cm" fo:text-indent="0cm" style:auto-text-indent="false"/>
      <style:text-properties fo:font-weight="bold" officeooo:rsid="00e9754a" officeooo:paragraph-rsid="0124ef66" style:font-weight-asian="bold" style:font-weight-complex="bold"/>
    </style:style>
    <style:style style:name="P25" style:family="paragraph" style:parent-style-name="Text_20_body_20_indent">
      <style:paragraph-properties fo:margin-left="3.81cm" fo:margin-right="0cm" fo:text-indent="0cm" style:auto-text-indent="false"/>
      <style:text-properties officeooo:paragraph-rsid="0124ef66"/>
    </style:style>
    <style:style style:name="P26" style:family="paragraph" style:parent-style-name="Heading_20_2">
      <style:text-properties officeooo:rsid="00e2e8f0" officeooo:paragraph-rsid="011e69dd"/>
    </style:style>
    <style:style style:name="P27" style:family="paragraph" style:parent-style-name="Heading_20_2">
      <style:text-properties officeooo:rsid="00e49d09" officeooo:paragraph-rsid="011e69dd"/>
    </style:style>
    <style:style style:name="P28" style:family="paragraph" style:parent-style-name="Heading_20_2">
      <style:text-properties officeooo:rsid="00e7e66a" officeooo:paragraph-rsid="011e69dd"/>
    </style:style>
    <style:style style:name="P29" style:family="paragraph" style:parent-style-name="Text_20_body_20_indent" style:master-page-name="">
      <loext:graphic-properties draw:fill="bitmap" draw:opacity="0%"/>
      <style:paragraph-properties fo:margin-left="0cm" fo:margin-right="2.499cm" fo:margin-top="0cm" fo:margin-bottom="0.101cm" loext:contextual-spacing="false" fo:line-height="100%" fo:text-align="justify" style:justify-single-word="false" fo:hyphenation-ladder-count="no-limit" fo:text-indent="0cm" style:auto-text-indent="false" style:page-number="auto" fo:background-color="transparent" style:writing-mode="lr-tb">
        <style:tab-stops/>
      </style:paragraph-properties>
      <style:text-properties officeooo:rsid="00ec99e4" officeooo:paragraph-rsid="011972d9" fo:hyphenate="true" fo:hyphenation-remain-char-count="2" fo:hyphenation-push-char-count="2"/>
    </style:style>
    <style:style style:name="P30" style:family="paragraph" style:parent-style-name="Text_20_body_20_indent">
      <loext:graphic-properties draw:fill="bitmap" draw:opacity="0%"/>
      <style:paragraph-properties fo:margin-left="5.08cm" fo:margin-right="2.499cm" fo:margin-top="0cm" fo:margin-bottom="0cm" loext:contextual-spacing="false" fo:line-height="100%" fo:text-align="justify" style:justify-single-word="false" fo:hyphenation-ladder-count="no-limit" fo:text-indent="0cm" style:auto-text-indent="false" fo:background-color="transparent" style:writing-mode="lr-tb">
        <style:tab-stops/>
      </style:paragraph-properties>
      <style:text-properties officeooo:rsid="00ec99e4" officeooo:paragraph-rsid="011e69dd" fo:hyphenate="true" fo:hyphenation-remain-char-count="2" fo:hyphenation-push-char-count="2"/>
    </style:style>
    <style:style style:name="P31" style:family="paragraph" style:parent-style-name="Text_20_body_20_indent" style:master-page-name="">
      <loext:graphic-properties draw:fill="bitmap" draw:opacity="0%"/>
      <style:paragraph-properties fo:margin-left="0cm" fo:margin-right="2.6cm" fo:margin-top="0cm" fo:margin-bottom="0.101cm" loext:contextual-spacing="false" fo:line-height="100%" fo:text-align="justify" style:justify-single-word="false" fo:hyphenation-ladder-count="no-limit" fo:text-indent="0cm" style:auto-text-indent="false" style:page-number="auto" fo:background-color="transparent" style:writing-mode="lr-tb">
        <style:tab-stops/>
      </style:paragraph-properties>
      <style:text-properties officeooo:rsid="00ec99e4" officeooo:paragraph-rsid="011972d9" fo:hyphenate="true" fo:hyphenation-remain-char-count="2" fo:hyphenation-push-char-count="2"/>
    </style:style>
    <style:style style:name="P32" style:family="paragraph" style:parent-style-name="Text_20_body_20_indent" style:master-page-name="">
      <loext:graphic-properties draw:fill="bitmap" draw:opacity="0%"/>
      <style:paragraph-properties fo:margin-left="0cm" fo:margin-right="2.6cm" fo:margin-top="0cm" fo:margin-bottom="0.101cm" loext:contextual-spacing="false" fo:line-height="100%" fo:text-align="justify" style:justify-single-word="false" fo:hyphenation-ladder-count="no-limit" fo:text-indent="0cm" style:auto-text-indent="false" style:page-number="auto" fo:background-color="transparent" style:writing-mode="lr-tb">
        <style:tab-stops/>
      </style:paragraph-properties>
      <style:text-properties officeooo:rsid="00ec99e4" officeooo:paragraph-rsid="011affe7" fo:hyphenate="true" fo:hyphenation-remain-char-count="2" fo:hyphenation-push-char-count="2"/>
    </style:style>
    <style:style style:name="P33" style:family="paragraph" style:parent-style-name="Text_20_body_20_indent">
      <style:paragraph-properties fo:margin-left="5.08cm" fo:margin-right="0cm" fo:text-indent="0cm" style:auto-text-indent="false"/>
      <style:text-properties fo:font-weight="bold" officeooo:rsid="00ec99e4" officeooo:paragraph-rsid="011e69dd" style:font-weight-asian="bold" style:font-weight-complex="bold"/>
    </style:style>
    <style:style style:name="P34" style:family="paragraph" style:parent-style-name="Heading_20_2">
      <style:paragraph-properties fo:break-before="page"/>
      <style:text-properties officeooo:rsid="00e93a06" officeooo:paragraph-rsid="0124ef66"/>
    </style:style>
    <style:style style:name="P35" style:family="paragraph" style:parent-style-name="Text_20_body">
      <style:paragraph-properties fo:break-before="page"/>
      <style:text-properties officeooo:paragraph-rsid="01abb3e8"/>
    </style:style>
    <style:style style:name="P36" style:family="paragraph" style:parent-style-name="Text_20_body_20_indent" style:list-style-name="L1">
      <style:text-properties officeooo:rsid="00e2e8f0" officeooo:paragraph-rsid="011e69dd"/>
    </style:style>
    <style:style style:name="P37" style:family="paragraph" style:parent-style-name="Text_20_body_20_indent" style:list-style-name="L1">
      <style:text-properties officeooo:rsid="00e49d09" officeooo:paragraph-rsid="011e69dd"/>
    </style:style>
    <style:style style:name="P38" style:family="paragraph" style:parent-style-name="Text_20_body_20_indent" style:list-style-name="L2">
      <style:text-properties officeooo:rsid="00e49d09" officeooo:paragraph-rsid="011e69dd"/>
    </style:style>
    <style:style style:name="P39" style:family="paragraph" style:parent-style-name="Text_20_body_20_indent" style:list-style-name="L3">
      <style:text-properties officeooo:rsid="00e49d09" officeooo:paragraph-rsid="011e69dd"/>
    </style:style>
    <style:style style:name="P40" style:family="paragraph" style:parent-style-name="Text_20_body_20_indent" style:list-style-name="L4">
      <style:text-properties fo:font-weight="bold" officeooo:rsid="00e7e66a" officeooo:paragraph-rsid="011e69dd" style:font-weight-asian="bold" style:font-weight-complex="bold"/>
    </style:style>
    <style:style style:name="P41" style:family="paragraph" style:parent-style-name="Text_20_body_20_indent" style:list-style-name="L5">
      <style:text-properties fo:font-weight="bold" officeooo:rsid="00e7e66a" officeooo:paragraph-rsid="011e69dd" style:font-weight-asian="bold" style:font-weight-complex="bold"/>
    </style:style>
    <style:style style:name="P42" style:family="paragraph" style:parent-style-name="Text_20_body_20_indent" style:list-style-name="L6">
      <style:text-properties fo:font-weight="bold" officeooo:rsid="00ec99e4" officeooo:paragraph-rsid="011e69dd" style:font-weight-asian="bold" style:font-weight-complex="bold"/>
    </style:style>
    <style:style style:name="P43" style:family="paragraph" style:parent-style-name="Text_20_body" style:master-page-name="First_20_Page">
      <style:paragraph-properties style:page-number="1"/>
      <style:text-properties officeooo:paragraph-rsid="011e69dd"/>
    </style:style>
    <style:style style:name="P44" style:family="paragraph" style:parent-style-name="Text_20_body">
      <style:text-properties officeooo:paragraph-rsid="011e69dd"/>
    </style:style>
    <style:style style:name="P45" style:family="paragraph" style:parent-style-name="Text_20_body">
      <style:text-properties officeooo:paragraph-rsid="01be62d3"/>
    </style:style>
    <style:style style:name="P46" style:family="paragraph" style:parent-style-name="Text_20_body">
      <style:text-properties officeooo:paragraph-rsid="01c260d0"/>
    </style:style>
    <style:style style:name="P47" style:family="paragraph" style:parent-style-name="Text_20_body">
      <style:text-properties officeooo:paragraph-rsid="013e6015"/>
    </style:style>
    <style:style style:name="P48" style:family="paragraph" style:parent-style-name="Text_20_body">
      <style:text-properties officeooo:paragraph-rsid="01378a32"/>
    </style:style>
    <style:style style:name="P49" style:family="paragraph" style:parent-style-name="Text_20_body">
      <style:text-properties officeooo:paragraph-rsid="012a6d45"/>
    </style:style>
    <style:style style:name="P50" style:family="paragraph" style:parent-style-name="Text_20_body">
      <style:text-properties officeooo:paragraph-rsid="0168dafa"/>
    </style:style>
    <style:style style:name="P51" style:family="paragraph" style:parent-style-name="Text_20_body">
      <style:paragraph-properties fo:break-before="page"/>
      <style:text-properties officeooo:paragraph-rsid="01cbe3da"/>
    </style:style>
    <style:style style:name="P52" style:family="paragraph" style:parent-style-name="Text_20_body">
      <style:paragraph-properties fo:break-before="page"/>
      <style:text-properties officeooo:paragraph-rsid="01cbf82e"/>
    </style:style>
    <style:style style:name="P53" style:family="paragraph" style:parent-style-name="Text_20_body">
      <style:paragraph-properties fo:break-before="page"/>
      <style:text-properties officeooo:paragraph-rsid="01cddfa4"/>
    </style:style>
    <style:style style:name="P54" style:family="paragraph" style:parent-style-name="Título_20_2_20_em_20_tabela">
      <style:paragraph-properties fo:break-before="auto" fo:break-after="auto"/>
      <style:text-properties officeooo:paragraph-rsid="01be62d3"/>
    </style:style>
    <style:style style:name="P55" style:family="paragraph" style:parent-style-name="Table_20_Contents">
      <style:text-properties officeooo:paragraph-rsid="01be62d3"/>
    </style:style>
    <style:style style:name="P56" style:family="paragraph" style:parent-style-name="Table_20_Contents">
      <style:text-properties officeooo:paragraph-rsid="01be62d3" style:font-name-asian="Noto Sans CJK SC Regular" style:font-name-complex="FreeSans" style:font-size-complex="12pt"/>
    </style:style>
    <style:style style:name="P57" style:family="paragraph" style:parent-style-name="Table_20_Contents">
      <loext:graphic-properties draw:fill="solid" draw:fill-color="#000000"/>
      <style:paragraph-properties fo:background-color="#000000" style:writing-mode="lr-tb"/>
      <style:text-properties style:font-name="Carlito" fo:font-size="2pt" officeooo:rsid="003578ca" officeooo:paragraph-rsid="01be62d3" fo:background-color="#000000" style:font-name-asian="Noto Sans CJK SC Regular" style:font-size-asian="2pt" style:font-name-complex="FreeSans" style:font-size-complex="2pt"/>
    </style:style>
    <style:style style:name="P58" style:family="paragraph" style:parent-style-name="Table_20_Contents">
      <loext:graphic-properties draw:fill="solid" draw:fill-color="#000000"/>
      <style:paragraph-properties fo:background-color="#000000" style:writing-mode="lr-tb"/>
      <style:text-properties fo:font-size="2pt" officeooo:rsid="003578ca" officeooo:paragraph-rsid="01be62d3" style:font-name-asian="Noto Sans CJK SC Regular" style:font-size-asian="2pt" style:font-name-complex="FreeSans" style:font-size-complex="2pt"/>
    </style:style>
    <style:style style:name="P59" style:family="paragraph" style:parent-style-name="Table_20_Contents">
      <loext:graphic-properties draw:fill="solid" draw:fill-color="#000000"/>
      <style:paragraph-properties fo:background-color="#000000" style:writing-mode="lr-tb"/>
      <style:text-properties officeooo:paragraph-rsid="01be62d3" fo:background-color="#000000"/>
    </style:style>
    <style:style style:name="P60" style:family="paragraph" style:parent-style-name="Heading_20_1">
      <style:text-properties officeooo:rsid="00f36a91" officeooo:paragraph-rsid="012a6d45"/>
    </style:style>
    <style:style style:name="P61" style:family="paragraph" style:parent-style-name="Heading_20_1">
      <style:text-properties officeooo:rsid="00f6964f" officeooo:paragraph-rsid="013523ed"/>
    </style:style>
    <style:style style:name="P62" style:family="paragraph" style:parent-style-name="Heading_20_1">
      <style:text-properties officeooo:rsid="00f6964f" officeooo:paragraph-rsid="01378a32"/>
    </style:style>
    <style:style style:name="P63" style:family="paragraph" style:parent-style-name="Heading_20_1">
      <style:text-properties officeooo:rsid="00fad9ee" officeooo:paragraph-rsid="013e6015"/>
    </style:style>
    <style:style style:name="P64" style:family="paragraph" style:parent-style-name="Heading_20_1">
      <style:text-properties officeooo:rsid="017aa13b" officeooo:paragraph-rsid="017aa13b"/>
    </style:style>
    <style:style style:name="P65" style:family="paragraph" style:parent-style-name="Heading_20_1">
      <style:text-properties officeooo:rsid="01b2bbc6" officeooo:paragraph-rsid="01be62d3"/>
    </style:style>
    <style:style style:name="P66" style:family="paragraph" style:parent-style-name="Heading_20_1">
      <style:paragraph-properties fo:break-before="page"/>
      <style:text-properties officeooo:rsid="00e2e8f0" officeooo:paragraph-rsid="011e69dd"/>
    </style:style>
    <style:style style:name="P67" style:family="paragraph" style:parent-style-name="Heading_20_1">
      <style:paragraph-properties fo:break-before="page"/>
      <style:text-properties officeooo:rsid="00e9754a" officeooo:paragraph-rsid="012a1295"/>
    </style:style>
    <style:style style:name="P68" style:family="paragraph" style:parent-style-name="Heading_20_1">
      <style:paragraph-properties fo:break-before="page"/>
      <style:text-properties officeooo:rsid="00f6964f" officeooo:paragraph-rsid="013de51b"/>
    </style:style>
    <style:style style:name="P69" style:family="paragraph" style:parent-style-name="Heading_20_1">
      <style:paragraph-properties fo:break-before="page"/>
      <style:text-properties officeooo:rsid="00fad9ee" officeooo:paragraph-rsid="0168dafa"/>
    </style:style>
    <style:style style:name="T1" style:family="text">
      <style:text-properties officeooo:rsid="00b7fa0b"/>
    </style:style>
    <style:style style:name="T2" style:family="text">
      <style:text-properties fo:color="#111c27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ba9dfb" style:font-weight-asian="bold" style:font-weight-complex="bold"/>
    </style:style>
    <style:style style:name="T5" style:family="text">
      <style:text-properties officeooo:rsid="00dd5777"/>
    </style:style>
    <style:style style:name="T6" style:family="text">
      <style:text-properties officeooo:rsid="00e7e66a"/>
    </style:style>
    <style:style style:name="T7" style:family="text">
      <style:text-properties officeooo:rsid="00e93a06"/>
    </style:style>
    <style:style style:name="T8" style:family="text">
      <style:text-properties officeooo:rsid="00eafbf4"/>
    </style:style>
    <style:style style:name="T9" style:family="text">
      <style:text-properties officeooo:rsid="01030f2d"/>
    </style:style>
    <style:style style:name="T10" style:family="text">
      <style:text-properties officeooo:rsid="01069cff"/>
    </style:style>
    <style:style style:name="T11" style:family="text">
      <style:text-properties officeooo:rsid="010805c0"/>
    </style:style>
    <style:style style:name="T12" style:family="text">
      <style:text-properties officeooo:rsid="0168dafa"/>
    </style:style>
    <style:style style:name="T13" style:family="text">
      <style:text-properties officeooo:rsid="016deb65"/>
    </style:style>
    <style:style style:name="T14" style:family="text">
      <style:text-properties officeooo:rsid="0185537d"/>
    </style:style>
    <style:style style:name="T15" style:family="text">
      <style:text-properties officeooo:rsid="01b09e08"/>
    </style:style>
    <style:style style:name="T16" style:family="text">
      <style:text-properties officeooo:rsid="01b27b4d"/>
    </style:style>
    <style:style style:name="T17" style:family="text">
      <style:text-properties officeooo:rsid="010f1219"/>
    </style:style>
    <style:style style:name="T18" style:family="text">
      <style:text-properties officeooo:rsid="0023382d"/>
    </style:style>
    <style:style style:name="T19" style:family="text">
      <style:text-properties officeooo:rsid="010feda9"/>
    </style:style>
    <style:style style:name="T20" style:family="text">
      <style:text-properties officeooo:rsid="0112c106"/>
    </style:style>
    <style:style style:name="T21" style:family="text">
      <style:text-properties fo:font-size="10pt" officeooo:rsid="003b89dc" style:font-name-asian="Noto Sans CJK SC Regular" style:font-size-asian="10pt" style:font-name-complex="FreeSans" style:font-size-complex="10pt"/>
    </style:style>
    <style:style style:name="T22" style:family="text">
      <style:text-properties fo:font-size="10pt" officeooo:rsid="003578ca" style:font-name-asian="Noto Sans CJK SC Regular" style:font-size-asian="10pt" style:font-name-complex="FreeSans" style:font-size-complex="10pt"/>
    </style:style>
    <style:style style:name="T23" style:family="text">
      <style:text-properties fo:color="#000080" style:font-name="Carlito" fo:font-size="10pt" fo:language="zxx" fo:country="none" style:text-underline-style="solid" style:text-underline-width="auto" style:text-underline-color="font-color" officeooo:rsid="0112c106" fo:background-color="transparent" loext:char-shading-value="0" style:font-size-asian="10.5pt" style:language-asian="zxx" style:country-asian="none" style:language-complex="zxx" style:country-complex="none"/>
    </style:style>
    <style:style style:name="T24" style:family="text">
      <style:text-properties officeooo:rsid="01c260d0"/>
    </style:style>
    <style:style style:name="T25" style:family="text">
      <style:text-properties fo:font-size="12pt" officeooo:rsid="0023382d" style:font-size-asian="12pt"/>
    </style:style>
    <style:style style:name="T26" style:family="text">
      <style:text-properties officeooo:rsid="01cbe3da"/>
    </style:style>
    <style:style style:name="T27" style:family="text">
      <style:text-properties officeooo:rsid="01cbf82e"/>
    </style:style>
    <style:style style:name="T28" style:family="text">
      <style:text-properties officeooo:rsid="01cddfa4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style style:name="fr2" style:family="graphic" style:parent-style-name="Frame">
      <style:graphic-properties fo:margin-left="0cm" fo:margin-right="0cm" fo:margin-top="0cm" fo:margin-bottom="0cm" style:protect="size" style:wrap="none" style:vertical-pos="from-top" style:horizontal-pos="from-left" style:horizontal-rel="paragraph" fo:padding="0cm" fo:border="none" style:shadow="none" draw:shadow-opacity="100%" style:flow-with-text="true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" style:wrap="none" style:vertical-pos="from-top" style:horizontal-pos="from-left" style:horizontal-rel="paragraph" fo:padding="0.15cm" fo:border="none" style:flow-with-text="true"/>
    </style:style>
    <style:style style:name="fr4" style:family="graphic" style:parent-style-name="Frame">
      <style:graphic-properties style:vertical-pos="from-top" style:vertical-rel="paragraph" style:horizontal-pos="from-left" style:horizontal-rel="paragraph"/>
    </style:style>
    <style:style style:name="fr5" style:family="graphic" style:parent-style-name="Frame">
      <style:graphic-properties style:vertical-pos="from-top" style:vertical-rel="paragraph" style:horizontal-pos="center" style:horizontal-rel="paragraph"/>
    </style:style>
    <style:style style:name="fr6" style:family="graphic" style:parent-style-name="Frame">
      <style:graphic-properties style:vertical-pos="from-top" style:vertical-rel="paragraph" style:horizontal-pos="center" style:horizontal-rel="paragraph" fo:padding="0.15cm" fo:border="none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</text:user-field-decls>
      <text:p text:style-name="P43"/>
      <text:p text:style-name="P3"/>
      <text:p text:style-name="P3"/>
      <text:p text:style-name="P3"/>
      <text:p text:style-name="P3"/>
      <text:p text:style-name="P3"/>
      <text:p text:style-name="P3"><draw:frame draw:style-name="fr1" draw:name="Quadro3" text:anchor-type="paragraph" svg:x="7.26cm" svg:y="2.949cm" draw:z-index="3"><draw:text-box fo:min-height="0.499cm" fo:min-width="2cm"><text:h text:style-name="Título_20_1_20_em_20_Quadro" text:outline-level="1">Relatório Corretiva</text:h><text:p text:style-name="Título_20_2_20_em_20_Quadro"><text:user-field-get text:name="py3o.objects.mco_task_customer_number">CodPo</text:user-field-get><text:span text:style-name="T5"> – </text:span><text:span text:style-name="T5"><text:user-field-get text:name="py3o.objects.mco_task_customer_name">NamePo</text:user-field-get></text:span></text:p></draw:text-box></draw:frame><draw:frame draw:style-name="fr1" draw:name="Quadro2" text:anchor-type="paragraph" svg:x="5.405cm" svg:y="23.267cm" draw:z-index="59"><draw:text-box fo:min-height="0.499cm" fo:min-width="2cm"><text:p text:style-name="P14">Data: <text:user-field-get text:name="py3o.objects.mco_form_date_time">DataEnvRel</text:user-field-get></text:p><text:p text:style-name="P14">Executor: <text:user-field-get text:name="py3o.objects.mco_form_employee_firstname">Colaborador</text:user-field-get></text:p><text:p text:style-name="P14">Revisor: Fabiano Seraggi</text:p></draw:text-box></draw:frame></text:p>
      <text:h text:style-name="P66" text:outline-level="1">Resumo do <text:span text:style-name="T6"><text:user-field-get text:name="py3o.objects.mco_task_request_number">Número do Chamado</text:user-field-get></text:span></text:h>
      <text:p text:style-name="P26">SLA</text:p>
      <text:list xml:id="list1441056929" text:style-name="L1">
        <text:list-item>
          <text:p text:style-name="P36"><text:span text:style-name="T2">Entrada na Fila Temos:</text:span> <text:user-field-get text:name="py3o.objects.mco_task_external_creation_date">Início SLA</text:user-field-get></text:p>
        </text:list-item>
        <text:list-item>
          <text:p text:style-name="P36"><text:span text:style-name="T3">Retorn</text:span><text:span text:style-name="T4">o</text:span><text:span text:style-name="T3"> </text:span><text:span text:style-name="T4">d</text:span><text:span text:style-name="T3">a Operação:</text:span> <text:user-field-get text:name="py3o.objects.mco_location_date">CloseTec</text:user-field-get></text:p>
        </text:list-item>
        <text:list-item>
          <text:p text:style-name="P37"><text:span text:style-name="T3">Tempo até a resolução:</text:span> </text:p>
        </text:list-item>
      </text:list>
      <text:p text:style-name="P27">Check-in</text:p>
      <text:list xml:id="list2053938727" text:style-name="L2">
        <text:list-item>
          <text:p text:style-name="P38"><text:span text:style-name="T4">Horário </text:span><text:span text:style-name="T3">Ligação do Check-in:</text:span> <text:user-field-get text:name="py3o.objects.mco_form_checkin_call_datetime">TimeCheckIn</text:user-field-get></text:p>
        </text:list-item>
        <text:list-item>
          <text:p text:style-name="P38"><text:span text:style-name="T3">Duração da ligação:</text:span> <text:user-field-get text:name="py3o.objects.mco_form_checkin_call_timing">DurCheckIn</text:user-field-get></text:p>
        </text:list-item>
        <text:list-item>
          <text:p text:style-name="P38"><text:span text:style-name="T3">Atendente da P.A.:</text:span> <text:user-field-get text:name="py3o.objects.mco_form_checkin_attendant_by">OpCheckIn</text:user-field-get></text:p>
        </text:list-item>
      </text:list>
      <text:p text:style-name="P27">Check-out</text:p>
      <text:list xml:id="list4111316763" text:style-name="L3">
        <text:list-item>
          <text:p text:style-name="P39"><text:span text:style-name="T4">Horário </text:span><text:span text:style-name="T3">Ligação do Check-out:</text:span> <text:user-field-get text:name="py3o.objects.mco_form_checkout_call_datetime">TimeCheckOut</text:user-field-get></text:p>
        </text:list-item>
        <text:list-item>
          <text:p text:style-name="P39"><text:span text:style-name="T3">Duração da ligação:</text:span> <text:user-field-get text:name="py3o.objects.mco_form_checkout_call_timing">DurCheckOut</text:user-field-get></text:p>
        </text:list-item>
        <text:list-item>
          <text:p text:style-name="P39"><text:span text:style-name="T3">Atendente da P.A.:</text:span> <text:user-field-get text:name="py3o.objects.mco_form_checkout_attendant_by">OpCheckOut</text:user-field-get></text:p>
        </text:list-item>
      </text:list>
      <text:p text:style-name="P28">Atendimento</text:p>
      <text:list xml:id="list3985292599" text:style-name="L4">
        <text:list-item>
          <text:p text:style-name="P40">Problema relatado pelo ServiceNow:</text:p>
        </text:list-item>
      </text:list>
      <text:p text:style-name="P22"><text:user-field-get text:name="py3o.objects.mco_task_data1">DescServNow</text:user-field-get></text:p>
      <text:list xml:id="list1883162460" text:style-name="L5">
        <text:list-item>
          <text:p text:style-name="P41">Problema encontrado no Local:</text:p>
        </text:list-item>
      </text:list>
      <text:p text:style-name="P22"><text:user-field-get text:name="py3o.objects.mco_form_station_trouble_found">ProLocal</text:user-field-get></text:p>
      <text:list xml:id="list2416393006" text:style-name="L6">
        <text:list-item>
          <text:p text:style-name="P42">Ações realizadas:</text:p>
        </text:list-item>
      </text:list>
      <text:p text:style-name="P3"><text:a xlink:type="simple" xlink:href="py3o://if=%22objects.mco_form_station_first_line_flag==1%22" text:style-name="Internet_20_link" text:visited-style-name="Visited_20_Internet_20_Link"><text:span text:style-name="T10">if="objects.mco_form_station_first_line_flag==1"</text:span></text:a></text:p>
      <text:list xml:id="list152022509954241" text:continue-numbering="true" text:style-name="L6">
        <text:list-item>
          <text:list>
            <text:list-item>
              <text:p text:style-name="P42">Pista Principal:</text:p>
            </text:list-item>
          </text:list>
        </text:list-item>
      </text:list>
      <text:p text:style-name="P30"><draw:frame draw:style-name="fr2" draw:name="Quadro5" text:anchor-type="as-char" svg:y="-0.139cm" svg:width="14cm" draw:z-index="0"><draw:text-box fo:min-height="0.499cm"><text:p text:style-name="P29"><text:user-field-get text:name="py3o.objects.mco_form_station_first_line_activities">AtivPistP</text:user-field-get></text:p></draw:text-box></draw:frame></text:p>
      <text:p text:style-name="P3"><text:a xlink:type="simple" xlink:href="py3o:///if" text:style-name="Internet_20_link" text:visited-style-name="Visited_20_Internet_20_Link"><text:span text:style-name="T10">/if</text:span></text:a></text:p>
      <text:p text:style-name="P3"><text:a xlink:type="simple" xlink:href="py3o://if=%22objects.mco_form_station_sec_line_flag==1%22" text:style-name="Internet_20_link" text:visited-style-name="Visited_20_Internet_20_Link"><text:span text:style-name="T10">if="objects.mco_form_station_sec_line_flag==1"</text:span></text:a></text:p>
      <text:list xml:id="list152021930954193" text:continue-numbering="true" text:style-name="L6">
        <text:list-item>
          <text:list>
            <text:list-item>
              <text:p text:style-name="P42">Pista Secundária</text:p>
            </text:list-item>
          </text:list>
        </text:list-item>
      </text:list>
      <text:p text:style-name="P33"><draw:frame draw:style-name="fr3" draw:name="Quadro7" text:anchor-type="as-char" svg:y="0cm" svg:width="14cm" draw:z-index="1"><draw:text-box fo:min-height="0.499cm"><text:p text:style-name="P31"><text:user-field-get text:name="py3o.objects.mco_form_station_sec_line_activities">AtivPistS</text:user-field-get></text:p></draw:text-box></draw:frame></text:p>
      <text:p text:style-name="P3"><text:a xlink:type="simple" xlink:href="py3o:///if" text:style-name="Internet_20_link" text:visited-style-name="Visited_20_Internet_20_Link"><text:span text:style-name="T10">/if</text:span></text:a></text:p>
      <text:p text:style-name="P3"><text:a xlink:type="simple" xlink:href="py3o://if=%22objects.mco_form_station_server_flag==1%22" text:style-name="Internet_20_link" text:visited-style-name="Visited_20_Internet_20_Link"><text:span text:style-name="T11">if="objects.mco_form_station_server_flag==1"</text:span></text:a></text:p>
      <text:list xml:id="list152021775733035" text:continue-numbering="true" text:style-name="L6">
        <text:list-item>
          <text:list>
            <text:list-item>
              <text:p text:style-name="P42">Servidor</text:p>
            </text:list-item>
          </text:list>
        </text:list-item>
      </text:list>
      <text:p text:style-name="P33"><draw:frame draw:style-name="fr2" draw:name="Quadro8" text:anchor-type="as-char" svg:y="0cm" svg:width="14cm" draw:z-index="2"><draw:text-box fo:min-height="0.499cm"><text:p text:style-name="P32"><text:user-field-get text:name="py3o.objects.mco_form_station_server_activities">AtivServer</text:user-field-get></text:p></draw:text-box></draw:frame></text:p>
      <text:p text:style-name="P3"><text:a xlink:type="simple" xlink:href="py3o:///if" text:style-name="Internet_20_link" text:visited-style-name="Visited_20_Internet_20_Link"><text:span text:style-name="T10">/if</text:span></text:a></text:p>
      <text:p text:style-name="P4"/>
      <text:p text:style-name="P34">Detalhes do Posto</text:p>
      <text:p text:style-name="P25"><text:user-field-get text:name="py3o.objects.mco_task_customer_number">CodPo</text:user-field-get><text:span text:style-name="T7"> – </text:span><text:span text:style-name="T7"><text:user-field-get text:name="py3o.objects.mco_task_customer_name">NamePo</text:user-field-get></text:span></text:p>
      <text:p text:style-name="P25"><text:span text:style-name="T7"><text:user-field-get text:name="py3o.objects.mco_task_customer_street">Street</text:user-field-get></text:span><text:span text:style-name="T7">, </text:span><text:span text:style-name="T7"><text:user-field-get text:name="py3o.objects.mco_task_customer_address_number">Number</text:user-field-get></text:span></text:p>
      <text:p text:style-name="P25"><text:span text:style-name="T7"><text:user-field-get text:name="py3o.objects.mco_task_customer_city">City</text:user-field-get></text:span><text:span text:style-name="T7"> – </text:span><text:span text:style-name="T7"><text:user-field-get text:name="py3o.objects.mco_task_customer_state">State</text:user-field-get></text:span></text:p>
      <text:p text:style-name="P23"><text:span text:style-name="T3">Responsável:</text:span> <text:user-field-get text:name="py3o.objects.mco_form_station_responsible_name">RespPo</text:user-field-get></text:p>
      <text:p text:style-name="P23"><text:span text:style-name="T3">E-mail do posto:</text:span> <text:user-field-get text:name="py3o.objects.mco_form_station_responsible_email">MailPo</text:user-field-get></text:p>
      <text:p text:style-name="P24"><draw:frame draw:style-name="fr1" draw:name="py3o.image(objects.mco_form_file_pic28.mco_form_file_data, 'png', width=6, height=9, isb64=True)" text:anchor-type="paragraph" svg:x="5.001cm" svg:y="0.72cm" svg:width="6.001cm" svg:height="8.999cm" draw:z-index="4"><draw:text-box><text:p text:style-name="Frame_20_contents"/></draw:text-box></draw:frame>Assinatura do Responsável:</text:p>
      <text:p text:style-name="P4"/>
      <text:p text:style-name="P4"/>
      <text:h text:style-name="P67" text:outline-level="1">Fotos do Atendimento: <text:span text:style-name="T8">EPI e EPCs</text:span></text:h>
      <text:p text:style-name="P5"><draw:frame draw:style-name="fr4" draw:name="py3o.image(objects.mco_form_file_pic01.mco_form_file_data, 'png', width=6, height=9, isb64=True)" text:anchor-type="paragraph" svg:x="3.182cm" svg:y="0.125cm" svg:width="6.001cm" svg:height="8.999cm" draw:z-index="5"><draw:text-box><text:p text:style-name="Frame_20_contents"/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Quadro1" text:anchor-type="paragraph" svg:x="9.634cm" svg:y="0.088cm" svg:width="5.734cm" draw:z-index="7"><draw:text-box fo:min-height="1.399cm"><text:p text:style-name="P16">Colaborador E2i9 com os EPIs para realizar o atendimento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a xlink:type="simple" xlink:href="py3o://if=%22objects.mco_form_station_first_line_flag==1%22" text:style-name="Internet_20_link" text:visited-style-name="Visited_20_Internet_20_Link"><text:span text:style-name="T10">if="objects.mco_form_station_first_line_flag==1"</text:span></text:a></text:p>
      <text:p text:style-name="P5"><draw:frame draw:style-name="fr4" draw:name="py3o.image(objects.mco_form_file_pic02.mco_form_file_data, 'png', width=9, height=6, isb64=True)" text:anchor-type="paragraph" svg:x="3.2cm" svg:y="0.213cm" svg:width="8.999cm" svg:height="6.001cm" draw:z-index="57"><draw:text-box><text:p text:style-name="Frame_20_contents"/></draw:text-box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Quadro4" text:anchor-type="paragraph" svg:x="12.271cm" svg:y="0.009cm" svg:width="6.528cm" draw:z-index="6"><draw:text-box fo:min-height="1.215cm"><text:p text:style-name="P15">EPCs instalados para atendimento na Pista Principal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a xlink:type="simple" xlink:href="py3o:///if" text:style-name="Internet_20_link" text:visited-style-name="Visited_20_Internet_20_Link"><text:span text:style-name="T10">/if</text:span></text:a></text:p>
      <text:p text:style-name="P5"/>
      <text:p text:style-name="P5"><text:a xlink:type="simple" xlink:href="py3o://if=%22objects.mco_form_station_sec_line_flag==1%22" text:style-name="Internet_20_link" text:visited-style-name="Visited_20_Internet_20_Link"><text:span text:style-name="T10">if="objects.mco_form_station_sec_line_flag==1"</text:span></text:a></text:p>
      <text:p text:style-name="P5"><draw:frame draw:style-name="fr4" draw:name="py3o.image(objects.mco_form_file_pic09.mco_form_file_data, 'png', width=9, height=6, isb64=True)" text:anchor-type="paragraph" svg:x="3.2cm" svg:y="0.203cm" svg:width="8.999cm" svg:height="6.001cm" draw:z-index="58"><draw:text-box><text:p text:style-name="Frame_20_contents"/></draw:text-box></draw:frame></text:p>
      <text:p text:style-name="P5"/>
      <text:p text:style-name="P5"/>
      <text:p text:style-name="P5"/>
      <text:p text:style-name="P5"/>
      <text:p text:style-name="P5"><draw:frame draw:style-name="fr1" draw:name="Quadro6" text:anchor-type="paragraph" svg:x="12.294cm" svg:y="0.42cm" svg:width="6.528cm" draw:z-index="8"><draw:text-box fo:min-height="1.215cm"><text:p text:style-name="P15">EPCs instalados para atendimento na Pista Secundária</text:p></draw:text-box></draw:frame></text:p>
      <text:p text:style-name="P5"/>
      <text:p text:style-name="P5"><text:a xlink:type="simple" xlink:href="py3o:///if" text:style-name="Internet_20_link" text:visited-style-name="Visited_20_Internet_20_Link"><text:span text:style-name="T10">/if</text:span></text:a></text:p>
      <text:p text:style-name="P52"/>
      <text:p text:style-name="P6"><text:a xlink:type="simple" xlink:href="py3o://if=%22objects.mco_form_station_first_line_flag==1%22" text:style-name="Internet_20_link" text:visited-style-name="Visited_20_Internet_20_Link"><text:span text:style-name="T10">if="objects.mco_form_station_first_line_flag==1"</text:span></text:a></text:p>
      <text:h text:style-name="P60" text:outline-level="1">Fotos Pista Principal – 1/2 </text:h>
      <text:p text:style-name="P6"><draw:frame draw:style-name="fr4" draw:name="py3o.image(objects.mco_form_file_pic03.mco_form_file_data, 'png', width=6, height=9, isb64=True)" text:anchor-type="paragraph" svg:x="2.489cm" svg:y="0.018cm" svg:width="6.001cm" svg:height="8.999cm" draw:z-index="9"><draw:text-box><text:p text:style-name="Frame_20_contents"/></draw:text-box></draw:frame><draw:frame draw:style-name="fr4" draw:name="py3o.image(objects.mco_form_file_pic08.mco_form_file_data, 'png', width=6, height=9, isb64=True)" text:anchor-type="paragraph" svg:x="12.49cm" svg:y="0.041cm" svg:width="6.001cm" svg:height="8.999cm" draw:z-index="10"><draw:text-box><text:p text:style-name="Frame_20_contents"/></draw:text-box></draw:frame></text:p>
      <text:p text:style-name="P6"><draw:frame draw:style-name="fr1" draw:name="Quadro13" text:anchor-type="paragraph" svg:x="12.206cm" svg:y="20.23cm" svg:width="6.528cm" draw:z-index="16"><draw:text-box fo:min-height="1.215cm"><text:p text:style-name="P18">Quadro Pista Fechado com a</text:p><text:p text:style-name="P18">Moldura após atendimento</text:p></draw:text-box></draw:frame><draw:frame draw:style-name="fr1" draw:name="Quadro12" text:anchor-type="paragraph" svg:x="2.205cm" svg:y="20.23cm" svg:width="6.528cm" draw:z-index="15"><draw:text-box fo:min-height="1.215cm"><text:p text:style-name="P18">Quadro Pista Fechado com a</text:p><text:p text:style-name="P18">Moldura antes do atendimento</text:p></draw:text-box></draw:frame><draw:frame draw:style-name="fr4" draw:name="py3o.image(objects.mco_form_file_pic07.mco_form_file_data, 'png', width=6, height=9, isb64=True)" text:anchor-type="paragraph" svg:x="12.488cm" svg:y="11.185cm" svg:width="6.001cm" svg:height="8.999cm" draw:z-index="12"><draw:text-box><text:p text:style-name="Frame_20_contents"/></draw:text-box></draw:frame><draw:frame draw:style-name="fr4" draw:name="py3o.image(objects.mco_form_file_pic04.mco_form_file_data, 'png', width=6, height=9, isb64=True)" text:anchor-type="paragraph" svg:x="2.489cm" svg:y="11.19cm" svg:width="6.001cm" svg:height="8.999cm" draw:z-index="11"><draw:text-box><text:p text:style-name="Frame_20_contents"/></draw:text-box></draw:frame><draw:frame draw:style-name="fr1" draw:name="Quadro11" text:anchor-type="paragraph" svg:x="12.206cm" svg:y="8.655cm" svg:width="6.528cm" draw:z-index="14"><draw:text-box fo:min-height="1.215cm"><text:p text:style-name="P17">Selo de Manutenção após o </text:p><text:p text:style-name="P17">término do atendimento</text:p></draw:text-box></draw:frame><draw:frame draw:style-name="fr1" draw:name="Quadro10" text:anchor-type="paragraph" svg:x="2.205cm" svg:y="8.62cm" svg:width="6.528cm" draw:z-index="13"><draw:text-box fo:min-height="1.215cm"><text:p text:style-name="P17">Selo de Manutenção antes do início do atendimento</text:p></draw:text-box></draw:frame></text:p>
      <text:p text:style-name="P35"/>
      <text:h text:style-name="P61" text:outline-level="1">Fotos Pista Principal – 2/2</text:h>
      <text:p text:style-name="P7"><draw:frame draw:style-name="fr4" draw:name="py3o.image(objects.mco_form_file_pic05.mco_form_file_data, 'png', width=6, height=9, isb64=True)" text:anchor-type="paragraph" svg:x="2.489cm" svg:y="0.007cm" svg:width="6.001cm" svg:height="8.999cm" draw:z-index="17"><draw:text-box><text:p text:style-name="Frame_20_contents"/></draw:text-box></draw:frame><draw:frame draw:style-name="fr4" draw:name="py3o.image(objects.mco_form_file_pic06.mco_form_file_data, 'png', width=6, height=9, isb64=True)" text:anchor-type="paragraph" svg:x="12.49cm" svg:y="0.007cm" svg:width="6.001cm" svg:height="8.999cm" draw:z-index="19"><draw:text-box><text:p text:style-name="Frame_20_contents"/></draw:text-box></draw:frame></text:p>
      <text:p text:style-name="P7"><draw:frame draw:style-name="fr1" draw:name="Quadro15" text:anchor-type="paragraph" svg:x="2.205cm" svg:y="8.601cm" svg:width="6.528cm" draw:z-index="18"><draw:text-box fo:min-height="1.215cm"><text:p text:style-name="P18">Quadro Pista Aberto <text:s/>antes do</text:p><text:p text:style-name="P18">atendimento</text:p></draw:text-box></draw:frame><draw:frame draw:style-name="fr1" draw:name="Quadro17" text:anchor-type="paragraph" svg:x="12.206cm" svg:y="8.601cm" svg:width="6.528cm" draw:z-index="20"><draw:text-box fo:min-height="1.215cm"><text:p text:style-name="P18">Quadro Pista Aberto após</text:p><text:p text:style-name="P18">atendimento</text:p></draw:text-box></draw:frame><draw:frame draw:style-name="fr4" draw:name="py3o.image(objects.mco_form_file_pic26.mco_form_file_data, 'png', width=6, height=9, isb64=True)" text:anchor-type="paragraph" svg:x="7.5cm" svg:y="10.973cm" svg:width="6.001cm" svg:height="8.999cm" draw:z-index="21"><draw:text-box><text:p text:style-name="Frame_20_contents"/></draw:text-box></draw:frame><draw:frame draw:style-name="fr1" draw:name="Quadro19" text:anchor-type="paragraph" svg:x="7.237cm" svg:y="19.997cm" svg:width="6.528cm" draw:z-index="22"><draw:text-box fo:min-height="1.215cm"><text:p text:style-name="P19">Teste de Abastecimento</text:p></draw:text-box></draw:frame><text:a xlink:type="simple" xlink:href="py3o:///if" text:style-name="Internet_20_link" text:visited-style-name="Visited_20_Internet_20_Link"><text:span text:style-name="T10">/if</text:span></text:a></text:p>
      <text:p text:style-name="P7"/>
      <text:p text:style-name="P52"/>
      <text:p text:style-name="P8"><text:a xlink:type="simple" xlink:href="py3o://if=%22objects.mco_form_station_sec_line_flag==1%22" text:style-name="Internet_20_link" text:visited-style-name="Visited_20_Internet_20_Link"><text:span text:style-name="T10">if="objects.mco_form_station_sec_line_flag==1"</text:span></text:a></text:p>
      <text:h text:style-name="P62" text:outline-level="1">Fotos Pista Secundária – 1/2</text:h>
      <text:p text:style-name="P8"><draw:frame draw:style-name="fr4" draw:name="py3o.image(objects.mco_form_file_pic10.mco_form_file_data, 'png', width=6, height=9, isb64=True)" text:anchor-type="paragraph" svg:x="2.489cm" svg:y="0.007cm" svg:width="6.001cm" svg:height="8.999cm" draw:z-index="23"><draw:text-box><text:p text:style-name="Frame_20_contents"/></draw:text-box></draw:frame><draw:frame draw:style-name="fr4" draw:name="py3o.image(objects.mco_form_file_pic15.mco_form_file_data, 'png', width=6, height=9, isb64=True)" text:anchor-type="paragraph" svg:x="12.49cm" svg:y="0.007cm" svg:width="6.001cm" svg:height="8.999cm" draw:z-index="24"><draw:text-box><text:p text:style-name="Frame_20_contents"/></draw:text-box></draw:frame></text:p>
      <text:p text:style-name="P8"/>
      <text:p text:style-name="Text_20_body"><draw:frame draw:style-name="fr4" draw:name="py3o.image(objects.mco_form_file_pic11.mco_form_file_data, 'png', width=6, height=9, isb64=True)" text:anchor-type="paragraph" svg:x="2.489cm" svg:y="10.973cm" svg:width="6.001cm" svg:height="8.999cm" draw:z-index="25"><draw:text-box><text:p text:style-name="Frame_20_contents"/></draw:text-box></draw:frame><draw:frame draw:style-name="fr4" draw:name="py3o.image(objects.mco_form_file_pic14.mco_form_file_data, 'png', width=6, height=9, isb64=True)" text:anchor-type="paragraph" svg:x="12.49cm" svg:y="10.973cm" svg:width="6.001cm" svg:height="8.999cm" draw:z-index="26"><draw:text-box><text:p text:style-name="Frame_20_contents"/></draw:text-box></draw:frame><draw:frame draw:style-name="fr1" draw:name="Quadro26" text:anchor-type="paragraph" svg:x="2.205cm" svg:y="20.018cm" svg:width="6.528cm" draw:z-index="29"><draw:text-box fo:min-height="1.215cm"><text:p text:style-name="P18">Quadro Pista Fechado com a </text:p><text:p text:style-name="P18">Moldura antes do atendimento</text:p></draw:text-box></draw:frame><draw:frame draw:style-name="fr1" draw:name="Quadro27" text:anchor-type="paragraph" svg:x="12.206cm" svg:y="20.018cm" svg:width="6.528cm" draw:z-index="30"><draw:text-box fo:min-height="1.215cm"><text:p text:style-name="P18">Quadro Pista Fechado com a </text:p><text:p text:style-name="P18">Moldura após atendimento</text:p></draw:text-box></draw:frame><draw:frame draw:style-name="fr1" draw:name="Quadro24" text:anchor-type="paragraph" svg:x="2.205cm" svg:y="8.177cm" svg:width="6.528cm" draw:z-index="27"><draw:text-box fo:min-height="1.215cm"><text:p text:style-name="P17">Selo de Manutenção antes do início do atendimento</text:p></draw:text-box></draw:frame><draw:frame draw:style-name="fr1" draw:name="Quadro25" text:anchor-type="paragraph" svg:x="12.206cm" svg:y="8.177cm" svg:width="6.528cm" draw:z-index="28"><draw:text-box fo:min-height="1.215cm"><text:p text:style-name="P17">Selo de Manutenção após o </text:p><text:p text:style-name="P17">término do atendimento</text:p></draw:text-box></draw:frame></text:p>
      <text:h text:style-name="P68" text:outline-level="1">Fotos Pista Secundária – 2/2</text:h>
      <text:p text:style-name="P9"><draw:frame draw:style-name="fr4" draw:name="py3o.image(objects.mco_form_file_pic12.mco_form_file_data, 'png', width=6, height=9, isb64=True)" text:anchor-type="paragraph" svg:x="2.489cm" svg:y="0.042cm" svg:width="6.001cm" svg:height="8.999cm" draw:z-index="31"><draw:text-box><text:p text:style-name="Frame_20_contents"/></draw:text-box></draw:frame><draw:frame draw:style-name="fr4" draw:name="py3o.image(objects.mco_form_file_pic13.mco_form_file_data, 'png', width=6, height=9, isb64=True)" text:anchor-type="paragraph" svg:x="12.49cm" svg:y="0.042cm" svg:width="6.001cm" svg:height="8.999cm" draw:z-index="32"><draw:text-box><text:p text:style-name="Frame_20_contents"/></draw:text-box></draw:frame></text:p>
      <text:p text:style-name="P9"/>
      <text:p text:style-name="P9"><draw:frame draw:style-name="fr1" draw:name="Quadro30" text:anchor-type="paragraph" svg:x="2.205cm" svg:y="8.227cm" svg:width="6.528cm" draw:z-index="33"><draw:text-box fo:min-height="1.215cm"><text:p text:style-name="P18">Quadro Pista Aberto <text:s/>antes do</text:p><text:p text:style-name="P18">atendimento</text:p></draw:text-box></draw:frame><draw:frame draw:style-name="fr1" draw:name="Quadro31" text:anchor-type="paragraph" svg:x="12.206cm" svg:y="8.227cm" svg:width="6.528cm" draw:z-index="36"><draw:text-box fo:min-height="1.215cm"><text:p text:style-name="P18">Quadro Pista Aberto após</text:p><text:p text:style-name="P18">atendimento</text:p></draw:text-box></draw:frame><draw:frame draw:style-name="fr5" draw:name="py3o.image(objects.mco_form_file_pic27.mco_form_file_data, 'png', width=6, height=9, isb64=True)" text:anchor-type="paragraph" svg:y="10.973cm" svg:width="6.001cm" svg:height="8.999cm" draw:z-index="34"><draw:text-box><text:p text:style-name="Frame_20_contents"/></draw:text-box></draw:frame><draw:frame draw:style-name="fr6" draw:name="Quadro33" text:anchor-type="paragraph" svg:y="20.011cm" svg:width="6.528cm" draw:z-index="35"><draw:text-box fo:min-height="1.215cm"><text:p text:style-name="P19">Teste de Abastecimento</text:p></draw:text-box></draw:frame><text:a xlink:type="simple" xlink:href="py3o:///if" text:style-name="Internet_20_link" text:visited-style-name="Visited_20_Internet_20_Link"><text:span text:style-name="T10">/if</text:span></text:a></text:p>
      <text:p text:style-name="P9"/>
      <text:p text:style-name="P51"/>
      <text:p text:style-name="P10"><text:a xlink:type="simple" xlink:href="py3o://if=%22objects.mco_form_station_server_flag==1%22" text:style-name="Internet_20_link" text:visited-style-name="Visited_20_Internet_20_Link"><text:span text:style-name="T11">if="objects.mco_form_station_server_flag==1"</text:span></text:a></text:p>
      <text:h text:style-name="P63" text:outline-level="1">Fotos Servidor – 1/2</text:h>
      <text:p text:style-name="P10"><draw:frame draw:style-name="fr4" draw:name="py3o.image(objects.mco_form_file_pic16.mco_form_file_data, 'png', width=6, height=9, isb64=True)" text:anchor-type="paragraph" svg:x="2.489cm" svg:y="0.007cm" svg:width="6.001cm" svg:height="8.999cm" draw:z-index="37"><draw:text-box><text:p text:style-name="Frame_20_contents"/></draw:text-box></draw:frame><draw:frame draw:style-name="fr4" draw:name="py3o.image(objects.mco_form_file_pic21.mco_form_file_data, 'png', width=6, height=9, isb64=True)" text:anchor-type="paragraph" svg:x="12.49cm" svg:y="0.035cm" svg:width="6.001cm" svg:height="8.999cm" draw:z-index="38"><draw:text-box><text:p text:style-name="Frame_20_contents"/></draw:text-box></draw:frame></text:p>
      <text:p text:style-name="P12"><draw:frame draw:style-name="fr1" draw:name="Quadro41" text:anchor-type="paragraph" svg:x="12.245cm" svg:y="19.595cm" svg:width="6.528cm" draw:z-index="43"><draw:text-box fo:min-height="1.215cm"><text:p text:style-name="P18"><text:span text:style-name="T9">Rack Servidor </text:span>Fechado</text:p><text:p text:style-name="P18">após atendimento</text:p></draw:text-box></draw:frame><draw:frame draw:style-name="fr1" draw:name="Quadro40" text:anchor-type="paragraph" svg:x="2.244cm" svg:y="19.567cm" svg:width="6.528cm" draw:z-index="42"><draw:text-box fo:min-height="1.215cm"><text:p text:style-name="P18"><text:span text:style-name="T9">Rack Servidor </text:span>Fechado</text:p><text:p text:style-name="P18">antes do atendimento</text:p></draw:text-box></draw:frame><draw:frame draw:style-name="fr4" draw:name="py3o.image(objects.mco_form_file_pic20.mco_form_file_data, 'png', width=6, height=9, isb64=True)" text:anchor-type="paragraph" svg:x="12.49cm" svg:y="10.543cm" svg:width="6.001cm" svg:height="8.999cm" draw:z-index="40"><draw:text-box><text:p text:style-name="Frame_20_contents"/></draw:text-box></draw:frame><draw:frame draw:style-name="fr4" draw:name="py3o.image(objects.mco_form_file_pic17.mco_form_file_data, 'png', width=6, height=9, isb64=True)" text:anchor-type="paragraph" svg:x="2.491cm" svg:y="10.541cm" svg:width="6.001cm" svg:height="8.999cm" draw:z-index="39"><draw:text-box><text:p text:style-name="Frame_20_contents"/></draw:text-box></draw:frame><draw:frame draw:style-name="fr1" draw:name="Quadro39" text:anchor-type="paragraph" svg:x="12.206cm" svg:y="8.662cm" svg:width="6.528cm" draw:z-index="41"><draw:text-box fo:min-height="1.215cm"><text:p text:style-name="P17">Selo de Manutenção após o </text:p><text:p text:style-name="P17">término do atendimento</text:p></draw:text-box></draw:frame><draw:frame draw:style-name="fr1" draw:name="Quadro38" text:anchor-type="paragraph" svg:x="2.205cm" svg:y="8.59cm" svg:width="6.528cm" draw:z-index="44"><draw:text-box fo:min-height="1.215cm"><text:p text:style-name="P17">Selo de Manutenção antes do início do atendimento</text:p></draw:text-box></draw:frame></text:p>
      <text:h text:style-name="P69" text:outline-level="1">Fotos Servidor – <text:span text:style-name="T12">2/2</text:span></text:h>
      <text:p text:style-name="P11"><draw:frame draw:style-name="fr4" draw:name="py3o.image(objects.mco_form_file_pic19.mco_form_file_data,'png',width=6,height=9,isb64=True)" text:anchor-type="paragraph" svg:x="12.501cm" svg:y="0.074cm" svg:width="6.001cm" svg:height="8.999cm" draw:z-index="46"><draw:text-box><text:p text:style-name="Frame_20_contents"/></draw:text-box></draw:frame><draw:frame draw:style-name="fr4" draw:name="py3o.image(objects.mco_form_file_pic18.mco_form_file_data,'png',width=6,height=9,isb64=True)" text:anchor-type="paragraph" svg:x="2.499cm" svg:y="0.187cm" svg:width="6.001cm" svg:height="8.999cm" draw:z-index="45"><draw:text-box><text:p text:style-name="Frame_20_contents"/></draw:text-box></draw:frame></text:p>
      <text:p text:style-name="P11"><draw:frame draw:style-name="fr1" draw:name="Quadro9" text:anchor-type="paragraph" svg:x="2.244cm" svg:y="8.784cm" svg:width="6.528cm" draw:z-index="47"><draw:text-box fo:min-height="1.215cm"><text:p text:style-name="P20">Rack Servidor Aberto</text:p><text:p text:style-name="P18">antes do atendimento</text:p></draw:text-box></draw:frame><draw:frame draw:style-name="fr1" draw:name="Quadro14" text:anchor-type="paragraph" svg:x="12.245cm" svg:y="8.678cm" svg:width="6.528cm" draw:z-index="51"><draw:text-box fo:min-height="1.215cm"><text:p text:style-name="P20">Rack Servidor Aberto</text:p><text:p text:style-name="P18">após atendimento</text:p></draw:text-box></draw:frame><text:a xlink:type="simple" xlink:href="py3o:///if" text:style-name="Internet_20_link" text:visited-style-name="Visited_20_Internet_20_Link"><text:span text:style-name="T10">/if</text:span></text:a></text:p>
      <text:p text:style-name="P11"/>
      <text:p text:style-name="P53"/>
      <text:p text:style-name="P11"><text:a xlink:type="simple" xlink:href="py3o://if=%22objects.mco_form_station_roof_flag==1%22" text:style-name="Internet_20_link" text:visited-style-name="Visited_20_Internet_20_Link"><text:span text:style-name="T14">if="objects.mco_form_station_roof_flag==1"</text:span></text:a></text:p>
      <text:h text:style-name="P64" text:outline-level="1">Fotos Luminárias</text:h>
      <text:p text:style-name="P11"><draw:frame draw:style-name="fr4" draw:name="py3o.image(objects.mco_form_file_pic22.mco_form_file_data, 'png', width=6, height=9, isb64=True)" text:anchor-type="paragraph" svg:x="2.499cm" svg:y="0cm" svg:width="6.001cm" svg:height="8.999cm" draw:z-index="48"><draw:text-box><text:p text:style-name="Frame_20_contents"/></draw:text-box></draw:frame><draw:frame draw:style-name="fr4" draw:name="py3o.image(objects.mco_form_file_pic23.mco_form_file_data, 'png', width=6, height=9, isb64=True)" text:anchor-type="paragraph" svg:x="12.501cm" svg:y="0cm" svg:width="6.001cm" svg:height="8.999cm" draw:z-index="49"><draw:text-box><text:p text:style-name="Frame_20_contents"/></draw:text-box></draw:frame></text:p>
      <text:p text:style-name="P11"><draw:frame draw:style-name="fr1" draw:name="Quadro16" text:anchor-type="paragraph" svg:x="2.244cm" svg:y="8.784cm" svg:width="6.528cm" draw:z-index="50"><draw:text-box fo:min-height="1.215cm"><text:p text:style-name="P21">Luminárias Pista Principal</text:p><text:p text:style-name="P18">antes do atendimento</text:p></draw:text-box></draw:frame><draw:frame draw:style-name="fr1" draw:name="Quadro18" text:anchor-type="paragraph" svg:x="12.245cm" svg:y="8.678cm" svg:width="6.528cm" draw:z-index="52"><draw:text-box fo:min-height="1.215cm"><text:p text:style-name="P21">Luminárias Pista Principal</text:p><text:p text:style-name="P18">após atendimento</text:p></draw:text-box></draw:frame><draw:frame draw:style-name="fr4" draw:name="py3o.image(objects.mco_form_file_pic24.mco_form_file_data, 'png', width=6, height=9, isb64=True)" text:anchor-type="paragraph" svg:x="2.499cm" svg:y="11.001cm" svg:width="6.001cm" svg:height="8.999cm" draw:z-index="53"><draw:text-box><text:p text:style-name="Frame_20_contents"/></draw:text-box></draw:frame><draw:frame draw:style-name="fr4" draw:name="py3o.image(objects.mco_form_file_pic25.mco_form_file_data, 'png', width=6, height=9, isb64=True)" text:anchor-type="paragraph" svg:x="12.501cm" svg:y="11.001cm" svg:width="6.001cm" svg:height="8.999cm" draw:z-index="54"><draw:text-box><text:p text:style-name="Frame_20_contents"/></draw:text-box></draw:frame><draw:frame draw:style-name="fr1" draw:name="Quadro22" text:anchor-type="paragraph" svg:x="2.244cm" svg:y="20.04cm" svg:width="6.528cm" draw:z-index="55"><draw:text-box fo:min-height="1.215cm"><text:p text:style-name="P21">Luminárias Pista <text:span text:style-name="T15">Secundária</text:span></text:p><text:p text:style-name="P18">antes do atendimento</text:p></draw:text-box></draw:frame><draw:frame draw:style-name="fr1" draw:name="Quadro23" text:anchor-type="paragraph" svg:x="12.245cm" svg:y="20.047cm" svg:width="6.528cm" draw:z-index="56"><draw:text-box fo:min-height="1.215cm"><text:p text:style-name="P21">Luminárias Pista <text:span text:style-name="T16">Secundária</text:span></text:p><text:p text:style-name="P18">após atendimento</text:p></draw:text-box></draw:frame><text:a xlink:type="simple" xlink:href="py3o:///if" text:style-name="Internet_20_link" text:visited-style-name="Visited_20_Internet_20_Link"><text:span text:style-name="T13">/if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rlito1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fundo_5f_geral" draw:display-name="fundo_geral" xlink:href="Pictures/10000000000009B000000DB49A3A13E0BF53CFA4.png" xlink:type="simple" xlink:show="embed" xlink:actuate="onLoad"/>
    <draw:fill-image draw:name="fundo_5f_primeira" draw:display-name="fundo_primeira" xlink:href="Pictures/10000000000009B000000DB47A26D6DC3CD35D6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Carlito" fo:font-family="Carlito" style:font-style-name="Regular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2.499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2.499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fo:font-size="160%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List_20_Contents" style:display-name="List Contents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officeooo:rsid="00b7fa0b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undo_5f_geral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background-image xlink:href="Pictures/10000000000009B000000DB49A3A13E0BF53CFA4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2cm" fo:margin-left="0cm" fo:margin-right="0cm" fo:margin-bottom="0.499cm" style:shadow="none" fo:background-color="transparent" style:dynamic-spacing="false" draw:fill="none" draw:fill-color="#729fcf" draw:opacity="0%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undo_5f_primeira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background-image xlink:href="Pictures/10000000000009B000000DB47A26D6DC3CD35D66.png" xlink:type="simple" xlink:actuate="onLoad" style:repeat="stretch"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Header_20_left"/>
      </style:header-first>
      <style:footer>
        <text:p text:style-name="MP2"><text:span text:style-name="MT1">Página </text:span><text:page-number text:select-page="current">8</text:page-number> <text:span text:style-name="MT1">de </text:span><text:span text:style-name="MT1"><text:page-count>11</text:page-count></text:span></text:p>
      </style:footer>
      <style:footer-first>
        <text:p text:style-name="MP2"><text:span text:style-name="MT1">Página </text:span><text:page-number text:select-page="current">2</text:page-number> <text:span text:style-name="MT1">de </text:span><text:span text:style-name="MT1"><text:page-count>11</text:page-count></text:span></text:p>
        <text:p text:style-name="MP2"/>
      </style:footer-first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5-31T15:20:20.607353486</dc:date>
    <meta:editing-duration>P4DT22H58M36S</meta:editing-duration>
    <meta:editing-cycles>277</meta:editing-cycles>
    <meta:generator>LibreOffice/5.3.3.2$Linux_X86_64 LibreOffice_project/30m0$Build-2</meta:generator>
    <meta:print-date>2017-05-25T20:14:06.713393919</meta:print-date>
    <meta:document-statistic meta:table-count="0" meta:image-count="0" meta:object-count="0" meta:page-count="11" meta:paragraph-count="114" meta:word-count="346" meta:character-count="2597" meta:non-whitespace-character-count="2359"/>
  </office:meta>
</office:document-meta>
</file>